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4F00003CDE00003CDE07CFA24A33F7649E.svg" manifest:media-type="image/svg+xml"/>
  <manifest:file-entry manifest:full-path="Pictures/100003660000388E0000388EC0DD5B4ED882A064.svg" manifest:media-type="image/svg+xml"/>
  <manifest:file-entry manifest:full-path="Pictures/100002010000024D0000024D5FCCCF4EB54BC067.png" manifest:media-type="image/png"/>
  <manifest:file-entry manifest:full-path="Pictures/100002010000022300000223ABBED34375E526E6.png" manifest:media-type="image/png"/>
  <manifest:file-entry manifest:full-path="Pictures/100007900000000000000000C4D7093B59F8A554.svg" manifest:media-type="image/svg+xml"/>
  <manifest:file-entry manifest:full-path="Pictures/100002010000031E000002732F39F543E0CECC3B.png" manifest:media-type="image/png"/>
  <manifest:file-entry manifest:full-path="Pictures/100004B60000C5AA00009B55F2E566281C20F13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1.41cm" fo:min-width="11.6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5.567cm" fo:min-width="5.22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a5acd" draw:textarea-vertical-align="middle" draw:auto-grow-height="false" draw:fit-to-size="false" fo:min-height="21.52cm" fo:min-width="5.22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2.4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0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87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06cm" svg:stroke-color="#ff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4db6ac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6a5ac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text-indent="0cm" style:punctuation-wrap="hanging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26pt" style:font-size-asian="26pt" style:font-size-complex="26pt" fo:hyphenate="false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Calibri4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fo:color="#00aae6"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font-variant="normal" fo:text-transform="none" fo:color="#00aae6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color="#00aae6" style:font-name="Arial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9" draw:style-name="gr1" draw:text-style-name="P1" draw:layer="layout" svg:width="12.124cm" svg:height="1.659cm" svg:x="6.276cm" svg:y="0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" draw:layer="layout" svg:width="5.724cm" svg:height="5.816cm" svg:x="-0.04cm" svg:y="-0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5.724cm" svg:height="21.769cm" svg:x="-0.04cm" svg:y="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4" draw:text-style-name="P4" draw:layer="layout" svg:width="4.868cm" svg:height="1.013cm" svg:x="0.427cm" svg:y="0.457cm">
          <text:p text:style-name="P3"><text:span text:style-name="T1">Mehdi Lefeu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4" draw:text-style-name="P4" draw:layer="layout" svg:width="2.84cm" svg:height="0.674cm" svg:x="1.016cm" svg:y="2.195cm">
          <text:p text:style-name="P3"><text:span text:style-name="T2">06 88 71 14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layout" svg:width="4.643cm" svg:height="0.632cm" svg:x="1.027cm" svg:y="3.401cm">
          <text:p text:style-name="P3"><text:span text:style-name="T3">mehdi.lefeuvre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4" draw:text-style-name="P4" draw:layer="layout" svg:width="3.522cm" svg:height="0.632cm" svg:x="1.059cm" svg:y="4.636cm">
          <text:p text:style-name="P5"><text:span text:style-name="T4">Région de Toulo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4" draw:text-style-name="P7" draw:layer="layout" svg:width="2.81cm" svg:height="0.758cm" svg:x="5.986cm" svg:y="10.032cm">
          <text:p text:style-name="P6"><text:span text:style-name="T5">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4" draw:text-style-name="P4" draw:layer="layout" svg:width="6.502cm" svg:height="0.758cm" svg:x="5.986cm" svg:y="18.19cm">
          <text:p text:style-name="P6"><text:span text:style-name="T5">Expériences</text:span><text:span text:style-name="T6"> </text:span><text:span text:style-name="T5">professionn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3" draw:style-name="gr4" draw:text-style-name="P8" draw:layer="layout" svg:width="4.131cm" svg:height="0.799cm" svg:x="0.426cm" svg:y="6.058cm">
          <text:p text:style-name="P3"><text:span text:style-name="T7">Centres d’intérê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4" draw:layer="layout" svg:width="2.578cm" svg:height="0.716cm" svg:x="5.936cm" svg:y="25.084cm">
          <text:p text:style-name="P3"><text:span text:style-name="T8">2012 -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4" draw:layer="layout" svg:width="10.13cm" svg:height="2.048cm" svg:x="8.481cm" svg:y="25.075cm">
          <text:p text:style-name="P3"><text:span text:style-name="T9">Technicien de production en cartographie forestière</text:span></text:p>
          <text:p text:style-name="P3"><text:span text:style-name="T10">Durée : 7 mois, Lieu : Airbus DS</text:span></text:p>
          <text:p text:style-name="P3"><text:span text:style-name="T10">Analyse historique et cartographie de la déforestation et</text:span></text:p>
          <text:p text:style-name="P3"><text:span text:style-name="T10">de la dégradation forestière dans le bassin du Con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5" draw:style-name="gr5" draw:text-style-name="P10" draw:layer="layout" svg:width="11.924cm" svg:height="1.351cm" svg:x="6.376cm" svg:y="0.357cm">
          <text:p text:style-name="P9"><text:span text:style-name="T11">Développeur Web Full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2.978cm" svg:height="1.979cm" svg:x="6.02cm" svg:y="2.241cm">
          <draw:text-box>
            <text:p text:style-name="P11"><text:span text:style-name="T12">Je recherche activement un stage sur Toulouse dans le cadre de ma</text:span></text:p>
            <text:p text:style-name="P11"><text:span text:style-name="T12">formation. J'aborde les technologies web de manière ludique et voudrais</text:span></text:p>
            <text:p text:style-name="P11"><text:span text:style-name="T12">faire de cette passion mon métier. Je suis créatif et j'aime relever les</text:span></text:p>
            <text:p text:style-name="P11"><text:span text:style-name="T12">nouveaux défis. Je suis aussi cartographe et passionné par la nature.</text:span></text:p>
          </draw:text-box>
        </draw:frame>
        <draw:custom-shape draw:name="ZoneTexte 42" draw:style-name="gr4" draw:text-style-name="P7" draw:layer="layout" svg:width="3.28cm" svg:height="0.756cm" svg:x="5.905cm" svg:y="4.3cm">
          <text:p text:style-name="P6"><text:span text:style-name="T5">Compé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23.084cm">
          <text:p text:style-name="P3"><text:span text:style-name="T8">2013 -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096cm" svg:height="2.048cm" svg:x="8.506cm" svg:y="23.075cm">
          <text:p text:style-name="P3"><text:span text:style-name="T9">Expert SIG en gestion des risques naturels</text:span></text:p>
          <text:p text:style-name="P3"><text:span text:style-name="T10">Durée : 14 mois, Lieu : Airbus DS</text:span></text:p>
          <text:p text:style-name="P3"><text:span text:style-name="T10">Développement d’outils d’analyse cartographique et</text:span></text:p>
          <text:p text:style-name="P3"><text:span text:style-name="T10">formation des utilisateurs sur un projet européen (IncREO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21.084cm">
          <text:p text:style-name="P3"><text:span text:style-name="T8">2015 -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643cm" svg:height="2.048cm" svg:x="8.533cm" svg:y="21.075cm">
          <text:p text:style-name="P3"><text:span text:style-name="T9">Ingénieur en développement logiciel</text:span></text:p>
          <text:p text:style-name="P3"><text:span text:style-name="T10">Durée : 8 mois, Lieu : Airbus DS</text:span></text:p>
          <text:p text:style-name="P3"><text:span text:style-name="T10">Développement de solutions logicielles cartographiques,</text:span></text:p>
          <text:p text:style-name="P3"><text:span text:style-name="T10">traitement d’image satellites et Alpha testing de logic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9.1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07cm" svg:height="2.048cm" svg:x="8.504cm" svg:y="19.175cm">
          <text:p text:style-name="P3"><text:span text:style-name="T9">Support technique sur solution cartographique web</text:span></text:p>
          <text:p text:style-name="P3"><text:span text:style-name="T10">Durée : 18 mois, Lieu : Airbus DS</text:span></text:p>
          <text:p text:style-name="P3"><text:span text:style-name="T10">Qualification opérationnelle des portails web, reporting de</text:span></text:p>
          <text:p text:style-name="P3"><text:span text:style-name="T10">bugs, Rédaction FAQ et des spécifications de développ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15.884cm">
          <text:p text:style-name="P3"><text:span text:style-name="T8">2006 -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99cm" svg:height="2.048cm" svg:x="8.563cm" svg:y="15.875cm">
          <text:p text:style-name="P3"><text:span text:style-name="T9">Licence 3 - Biologie</text:span></text:p>
          <text:p text:style-name="P3"><text:span text:style-name="T10">Durée : 3 ans, Lieu : Université Toulouse III</text:span></text:p>
          <text:p text:style-name="P3"><text:span text:style-name="T10">Traitement statistiques des données biologiques, écologie,</text:span></text:p>
          <text:p text:style-name="P3"><text:span text:style-name="T10">biologie animale et végé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3.884cm">
          <text:p text:style-name="P3"><text:span text:style-name="T8">2011 -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57cm" svg:height="2.048cm" svg:x="8.576cm" svg:y="13.875cm">
          <text:p text:style-name="P3"><text:span text:style-name="T9">Master 2 - Aménagement du Territoire et Télédétection</text:span></text:p>
          <text:p text:style-name="P3"><text:span text:style-name="T10">Durée : 1 an, Lieu : Université Toulouse III</text:span></text:p>
          <text:p text:style-name="P3"><text:span text:style-name="T10">Conception et gestion de bases de données, traitement</text:span></text:p>
          <text:p text:style-name="P3"><text:span text:style-name="T10">d’images satellites, Systèmes d’Information Géograph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0.9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842cm" svg:height="2.936cm" svg:x="8.607cm" svg:y="10.966cm">
          <text:p text:style-name="P3"><text:span text:style-name="T9">Licence 2 - Développeur web et logiciel</text:span></text:p>
          <text:p text:style-name="P3"><text:span text:style-name="T10">Durée : 11 mois, Lieu : Simplon Pamiers</text:span></text:p>
          <text:p text:style-name="P3"><text:span text:style-name="T10">Développement front-end et back-end, administration </text:span></text:p>
          <text:p text:style-name="P3"><text:span text:style-name="T10">systèmes, programmation d’objets connectés, conception</text:span></text:p>
          <text:p text:style-name="P3"><text:span text:style-name="T10">d’interfaces, gestion de projet en méthodologies agiles,</text:span></text:p>
          <text:p text:style-name="P3"><text:span text:style-name="T10">pédagogie active, pair programm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3.2cm" svg:height="4.382cm" svg:x="5.9cm" svg:y="5.158cm">
          <draw:text-box>
            <text:p text:style-name="P6"><text:span text:style-name="T13">Personnelles</text:span></text:p>
            <text:p text:style-name="P3"><text:span text:style-name="T10"/></text:p>
            <text:p text:style-name="P3"><text:span text:style-name="T10">Curieux</text:span></text:p>
            <text:p text:style-name="P3"><text:span text:style-name="T10">Créatif</text:span></text:p>
            <text:p text:style-name="P3"><text:span text:style-name="T10">Rigoureux</text:span></text:p>
            <text:p text:style-name="P3"><text:span text:style-name="T10">Organisé</text:span></text:p>
            <text:p text:style-name="P3"><text:span text:style-name="T10">A l'écoute</text:span></text:p>
            <text:p text:style-name="P3"><text:span text:style-name="T10">Réactif</text:span></text:p>
            <text:p text:style-name="P3"><text:span text:style-name="T10">Autonome</text:span></text:p>
            <text:p text:style-name="P3"><text:span text:style-name="T10">Responsable</text:span></text:p>
          </draw:text-box>
        </draw:frame>
        <draw:frame draw:style-name="gr8" draw:text-style-name="P13" draw:layer="layout" svg:width="5.4cm" svg:height="5.003cm" svg:x="9cm" svg:y="5.2cm">
          <draw:text-box>
            <text:p text:style-name="P6"><text:span text:style-name="T13">Gestion</text:span><text:span text:style-name="T9"> de projet</text:span></text:p>
            <text:p text:style-name="P3"><text:span text:style-name="T10"/></text:p>
            <text:p text:style-name="P3"><text:span text:style-name="T10">Goût du travail en équipe</text:span></text:p>
            <text:p text:style-name="P3"><text:span text:style-name="T10">Bon relationnel</text:span></text:p>
            <text:p text:style-name="P3"><text:span text:style-name="T10">Méthode AGILES (SCRUM)</text:span></text:p>
            <text:p text:style-name="P3"><text:span text:style-name="T10">Animation, planification de projets, team building</text:span></text:p>
            <text:p text:style-name="P3"><text:span text:style-name="T10">Communication non violente</text:span></text:p>
            <text:p text:style-name="P3"><text:span text:style-name="T10">Anglais fluide</text:span></text:p>
          </draw:text-box>
        </draw:frame>
        <draw:frame draw:style-name="gr9" draw:text-style-name="P13" draw:layer="layout" svg:width="4.85cm" svg:height="4.403cm" svg:x="14.1cm" svg:y="5.2cm">
          <draw:text-box>
            <text:p text:style-name="P3"><text:span text:style-name="T9">Langages /Frameworks</text:span></text:p>
            <text:p text:style-name="P3"><text:span text:style-name="T10"/></text:p>
            <text:p text:style-name="P3"><text:span text:style-name="T10">HTML/CSS, Materialize, Bootstrap</text:span></text:p>
            <text:p text:style-name="P3"><text:span text:style-name="T10">Javascript, JQuery</text:span></text:p>
            <text:p text:style-name="P3"><text:span text:style-name="T10">PHP, Piwigo (CMS)</text:span></text:p>
            <text:p text:style-name="P3"><text:span text:style-name="T10">Potgresql, Mysql</text:span></text:p>
            <text:p text:style-name="P3"><text:span text:style-name="T10">Python, Algorithmie</text:span></text:p>
            <text:p text:style-name="P3"><text:span text:style-name="T10"><text:s text:c="4"/></text:span></text:p>
          </draw:text-box>
        </draw:frame>
        <draw:frame draw:style-name="gr10" draw:text-style-name="P14" draw:layer="layout" svg:width="4.8cm" svg:height="4.4cm" svg:x="0.4cm" svg:y="7.1cm">
          <draw:text-box>
            <text:p text:style-name="P3"><text:span text:style-name="T14">Nature</text:span></text:p>
            <text:p text:style-name="P3"><text:span text:style-name="T15">Sorties nature : ornithologie, mycologie, botanique.</text:span></text:p>
            <text:p text:style-name="P3"><text:span text:style-name="T15">Jardinage potager.</text:span></text:p>
            <text:p text:style-name="P3"><text:span text:style-name="T15">Randonnées : Pic d'Estats, MontCalm.</text:span></text:p>
            <text:p text:style-name="P3"><text:span text:style-name="T15">Cyclotourisme : canal du midi, Drôme à vélo.</text:span></text:p>
          </draw:text-box>
        </draw:frame>
        <draw:frame draw:style-name="gr11" draw:text-style-name="P14" draw:layer="layout" svg:width="4.8cm" svg:height="3cm" svg:x="0.4cm" svg:y="11.2cm">
          <draw:text-box>
            <text:p text:style-name="P3"><text:span text:style-name="T14">Sciences et techno</text:span></text:p>
            <text:p text:style-name="P3"><text:span text:style-name="T15">Astronomie</text:span></text:p>
            <text:p text:style-name="P3"><text:span text:style-name="T15">Physique quantique</text:span></text:p>
            <text:p text:style-name="P3"><text:span text:style-name="T15">Technologies du spatial</text:span></text:p>
            <text:p text:style-name="P3"><text:span text:style-name="T15">Raspberry, Arduino</text:span></text:p>
            <text:p text:style-name="P3"><text:span text:style-name="T15">Mobilité numérique</text:span></text:p>
          </draw:text-box>
        </draw:frame>
        <draw:frame draw:style-name="gr12" draw:text-style-name="P14" draw:layer="layout" svg:width="4.8cm" svg:height="7.259cm" svg:x="0.4cm" svg:y="14.1cm">
          <draw:text-box>
            <text:p text:style-name="P3"><text:span text:style-name="T14">Cinéma</text:span></text:p>
            <text:p text:style-name="P3"><text:span text:style-name="T15">Science fiction : Interstellar, Matrix, Blade Runner, Mad Max</text:span></text:p>
            <text:p text:style-name="P3"><text:span text:style-name="T15">Fantasy: Le seigneur des anneaux, Game Of Thrones</text:span></text:p>
            <text:p text:style-name="P3"><text:span text:style-name="T15">Super Héros : Iron Man</text:span></text:p>
            <text:p text:style-name="P3"><text:span text:style-name="T15">Gangster : Pulp Fiction, Usual Suspects, Casino, Doberman</text:span></text:p>
            <text:p text:style-name="P3"><text:span text:style-name="T15">Drama : Captain fantastic, Swiss Army Man</text:span></text:p>
            <text:p text:style-name="P3"><text:span text:style-name="T15">Animation : Princesse Mononoke, Nausicaa (Miyazaki)</text:span></text:p>
            <text:p text:style-name="P3"><text:span text:style-name="T15"/></text:p>
          </draw:text-box>
        </draw:frame>
        <draw:frame draw:style-name="gr13" draw:text-style-name="P14" draw:layer="layout" svg:width="4.8cm" svg:height="6.437cm" svg:x="0.4cm" svg:y="21.201cm">
          <draw:text-box>
            <text:p text:style-name="P3"><text:span text:style-name="T14">Bande dessinée</text:span></text:p>
            <text:p text:style-name="P3"><text:span text:style-name="T15">Denis Bajram : Universal WAR I &amp; II</text:span></text:p>
            <text:p text:style-name="P3"><text:span text:style-name="T15">Jens Harder : Alpha Directions, Bêta civilisations</text:span></text:p>
            <text:p text:style-name="P3"><text:span text:style-name="T15">Moebius : Arzach, Le monde d’Edena</text:span></text:p>
            <text:p text:style-name="P3"><text:span text:style-name="T15">Joann sfar : Donjon</text:span></text:p>
            <text:p text:style-name="P3"><text:span text:style-name="T15">Manu Larcenet : Le retour à la terre, Le combat ordianire, Blast</text:span></text:p>
            <text:p text:style-name="P3"><text:span text:style-name="T15">Didier Tarquin : Lanfeust de Troy</text:span></text:p>
            <text:p text:style-name="P3"><text:span text:style-name="T15"/></text:p>
          </draw:text-box>
        </draw:frame>
        <draw:frame draw:style-name="gr14" draw:text-style-name="P15" draw:layer="layout" svg:width="0.826cm" svg:height="0.826cm" svg:x="0.2cm" svg:y="2.143cm">
          <draw:image xlink:href="Pictures/100003660000388E0000388EC0DD5B4ED882A064.svg" xlink:type="simple" xlink:show="embed" xlink:actuate="onLoad">
            <text:p/>
          </draw:image>
          <draw:image xlink:href="Pictures/100002010000022300000223ABBED34375E526E6.png" xlink:type="simple" xlink:show="embed" xlink:actuate="onLoad"/>
        </draw:frame>
        <draw:frame draw:style-name="gr14" draw:text-style-name="P15" draw:layer="layout" svg:width="0.8cm" svg:height="0.628cm" svg:x="0.2cm" svg:y="3.4cm">
          <draw:image xlink:href="Pictures/100004B60000C5AA00009B55F2E566281C20F136.svg" xlink:type="simple" xlink:show="embed" xlink:actuate="onLoad">
            <text:p/>
          </draw:image>
          <draw:image xlink:href="Pictures/100002010000031E000002732F39F543E0CECC3B.png" xlink:type="simple" xlink:show="embed" xlink:actuate="onLoad"/>
        </draw:frame>
        <draw:frame draw:style-name="gr14" draw:text-style-name="P15" draw:layer="layout" svg:width="0.001cm" svg:height="0.001cm" svg:x="-4.88cm" svg:y="7.115cm">
          <draw:image xlink:href="Pictures/100007900000000000000000C4D7093B59F8A554.svg" xlink:type="simple" xlink:show="embed" xlink:actuate="onLoad">
            <text:p/>
          </draw:image>
        </draw:frame>
        <draw:frame draw:style-name="gr14" draw:text-style-name="P15" draw:layer="layout" svg:width="0.866cm" svg:height="0.866cm" svg:x="0.161cm" svg:y="4.581cm">
          <draw:image xlink:href="Pictures/1000074F00003CDE00003CDE07CFA24A33F7649E.svg" xlink:type="simple" xlink:show="embed" xlink:actuate="onLoad">
            <text:p/>
          </draw:image>
          <draw:image xlink:href="Pictures/100002010000024D0000024D5FCCCF4EB54BC067.png" xlink:type="simple" xlink:show="embed" xlink:actuate="onLoad"/>
        </draw:frame>
        <draw:line draw:style-name="gr15" draw:text-style-name="P15" draw:layer="layout" svg:x1="6.02cm" svg:y1="2.3cm" svg:x2="6.02cm" svg:y2="4.12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3"><text:date style:data-style-name="D1" text:date-value="2018-03-18">18/03/2018</text:date></text:span></text:p>
        </draw:text-box>
      </draw:frame>
      <draw:frame draw:name="Espace réservé du pied de page 4" presentation:style-name="Mpr2" draw:text-style-name="MP8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4S1M0V</meta:initial-creator>
    <meta:editing-cycles>118</meta:editing-cycles>
    <meta:creation-date>2016-10-08T20:47:15</meta:creation-date>
    <dc:date>2018-03-18T14:48:21.148200353</dc:date>
    <meta:editing-duration>PT6H53M49S</meta:editing-duration>
    <meta:generator>LibreOffice/5.1.6.2$Linux_X86_64 LibreOffice_project/10m0$Build-2</meta:generator>
    <meta:document-statistic meta:object-count="6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